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</office:automatic-styles>
  <office:body>
    <office:text text:use-soft-page-breaks="true">
      <text:p text:style-name="P1">My Test</text:p>
      <text:p text:style-name="ContactInfo">[Street Address] | [City, ST ZIP Code] | [phone] | [email]</text:p>
      <text:h text:style-name="Heading1" text:outline-level="1">Objective</text:h>
      <text:p text:style-name="BlockText">[To replace tip text with your own, just select a line of text and start typing. For best results when selecting text to copy or replace, don’t include space to the right of the characters in your selection.]</text:p>
      <text:h text:style-name="Heading1" text:outline-level="1">Education</text:h>
      <text:list text:style-name="LFO2" text:continue-numbering="true">
        <text:list-item>
          <text:p text:style-name="ListBullet">[School Name, City, State]</text:p>
        </text:list-item>
        <text:list-item>
          <text:p text:style-name="ListBullet">[Degree] | [Date of Graduation]</text:p>
        </text:list-item>
        <text:list-item>
          <text:p text:style-name="ListBullet">[Major]</text:p>
        </text:list-item>
        <text:list-item>
          <text:p text:style-name="ListBullet">[You might want to include your GPA here and a brief summary of relevant coursework, awards, and honors]</text:p>
        </text:list-item>
      </text:list>
      <text:h text:style-name="Heading1" text:outline-level="1">Experience</text:h>
      <text:h text:style-name="Heading2" text:outline-level="2">[Dates From]<text:s/>–<text:s/>[To]</text:h>
      <text:h text:style-name="Heading3" text:outline-level="3">[Job Title] | [Company<text:s/>Name] | [Location]</text:h>
      <text:p text:style-name="Normal">[This is the place for a brief summary of your key responsibilities and most stellar accomplishments.]</text:p>
      <text:h text:style-name="Heading2" text:outline-level="2">[Dates From] – [To]</text:h>
      <text:h text:style-name="Heading3" text:outline-level="3">[Job Title] | [Company Name] | [Location]</text:h>
      <text:p text:style-name="Normal">[This is the place for a brief summary of your key responsibilities and most stellar accomplishments.]</text:p>
      <text:h text:style-name="Heading1" text:outline-level="1">Awards &amp; Acknowledgements</text:h>
      <text:list text:style-name="LFO2" text:continue-numbering="true">
        <text:list-item>
          <text:p text:style-name="ListBullet">[Don’t be shy – list the acknowledgments you received for a job well done.]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.1388in" fo:line-height="100%"/>
      <style:text-properties style:font-name="Arial" style:font-name-asian="MS PGothic" style:font-name-complex="Arial" fo:color="#151C3A" fo:font-size="17pt" style:font-size-asian="17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/>
      <style:text-properties style:font-name="Arial" style:font-name-asian="MS PGothic" style:font-name-complex="Arial" fo:color="#125F6A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.1388in"/>
      <style:text-properties style:font-name="Arial" style:font-name-asian="MS PGothic" style:font-name-complex="Arial" fo:color="#151C3A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rial" style:font-name-asian="MS PGothic" style:font-name-complex="Arial" fo:font-style="italic" style:font-style-asian="italic" style:font-style-complex="italic" fo:color="#151C3A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" style:font-name-asian="MS PGothic" style:font-name-complex="Arial" fo:color="#25C0D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rial" style:font-name-asian="MS PGothic" style:font-name-complex="Arial" fo:color="#25C0D5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rial" style:font-name-asian="MS PGothic" style:font-name-complex="Arial" fo:font-style="italic" style:font-style-asian="italic" style:font-style-complex="italic" fo:color="#25C0D5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rial" style:font-name-asian="MS PGothic" style:font-name-complex="Arial" fo:color="#151C3A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rial" style:font-name-asian="MS PGothic" style:font-name-complex="Arial" fo:font-style="italic" style:font-style-asian="italic" style:font-style-complex="italic" fo:color="#151C3A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margin-bottom="0in" fo:line-height="100%"/>
      <style:text-properties style:font-name="Arial" style:font-name-asian="MS PGothic" style:font-name-complex="Arial" fo:font-weight="bold" style:font-weight-asian="bold" fo:color="#151C3A" fo:font-size="34pt" style:font-size-asian="34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MS PGothic" style:font-name-complex="Arial" fo:font-weight="bold" style:font-weight-asian="bold" fo:color="#151C3A" fo:font-size="34pt" style:font-size-asian="34pt" style:font-size-complex="28pt"/>
    </style:style>
    <style:style style:name="Heading1Char" style:display-name="Heading 1 Char" style:family="text" style:parent-style-name="DefaultParagraphFont">
      <style:text-properties style:font-name="Arial" style:font-name-asian="MS PGothic" style:font-name-complex="Arial" fo:color="#151C3A" fo:font-size="17pt" style:font-size-asian="17pt" style:font-size-complex="16pt"/>
    </style:style>
    <style:style style:name="Heading2Char" style:display-name="Heading 2 Char" style:family="text" style:parent-style-name="DefaultParagraphFont">
      <style:text-properties style:font-name="Arial" style:font-name-asian="MS PGothic" style:font-name-complex="Arial" fo:color="#125F6A" style:font-size-complex="13pt"/>
    </style:style>
    <style:style style:name="ContactInfo" style:display-name="Contact Info" style:family="paragraph" style:parent-style-name="Normal">
      <style:paragraph-properties fo:margin-top="0.1111in" fo:margin-bottom="0.4722in" fo:line-height="100%"/>
      <style:text-properties style:font-name="Arial" fo:color="#125F6A" fo:hyphenate="false"/>
    </style:style>
    <style:style style:name="Heading3Char" style:display-name="Heading 3 Char" style:family="text" style:parent-style-name="DefaultParagraphFont">
      <style:text-properties style:font-name="Arial" style:font-name-asian="MS PGothic" style:font-name-complex="Arial" fo:color="#151C3A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color="#151C3A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ListBullet" style:display-name="List Bullet" style:family="paragraph" style:parent-style-name="Normal" style:list-style-name="LFO2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color="#125F6A" fo:hyphenate="false"/>
    </style:style>
    <style:style style:name="FooterChar" style:display-name="Footer Char" style:family="text" style:parent-style-name="DefaultParagraphFont">
      <style:text-properties fo:color="#125F6A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text-properties style:font-name-asian="MS PGothic" style:font-style-complex="italic" fo:font-size="15pt" style:font-size-asian="15pt" fo:hyphenate="false"/>
    </style:style>
    <style:style style:name="Heading5Char" style:display-name="Heading 5 Char" style:family="text" style:parent-style-name="DefaultParagraphFont">
      <style:text-properties style:font-name="Arial" style:font-name-asian="MS PGothic" style:font-name-complex="Arial" fo:color="#25C0D5"/>
    </style:style>
    <style:style style:name="Heading6Char" style:display-name="Heading 6 Char" style:family="text" style:parent-style-name="DefaultParagraphFont">
      <style:text-properties style:font-name="Arial" style:font-name-asian="MS PGothic" style:font-name-complex="Arial" fo:color="#25C0D5"/>
    </style:style>
    <style:style style:name="Heading7Char" style:display-name="Heading 7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color="#25C0D5"/>
    </style:style>
    <style:style style:name="Heading8Char" style:display-name="Heading 8 Char" style:family="text" style:parent-style-name="DefaultParagraphFont">
      <style:text-properties style:font-name="Arial" style:font-name-asian="MS PGothic" style:font-name-complex="Arial" fo:color="#151C3A" style:font-size-complex="10.5pt"/>
    </style:style>
    <style:style style:name="Heading9Char" style:display-name="Heading 9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color="#151C3A" style:font-size-complex="10.5pt"/>
    </style:style>
    <style:style style:name="WW_CharLFO7LVL1" style:family="text">
      <style:text-properties fo:font-size="11pt" style:font-size-asian="11pt"/>
    </style:style>
    <text:list-style style:name="E" style:display-name="1 / 1.1 / 1.1.1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fo:font-size="11pt" style:font-size-asian="11pt"/>
    </style:style>
    <text:list-style style:name="ai" style:display-name="1 / a / i">
      <text:list-level-style-number text:level="1" text:style-name="WW_CharLFO8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9LVL1" style:family="text">
      <style:text-properties fo:font-size="11pt" style:font-size-asian="11pt"/>
    </style:style>
    <text:list-style style:name="ArticleSection" style:display-name="Article / Section">
      <text:list-level-style-number text:level="1" text:style-name="WW_CharLFO9LVL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Bibliography" style:display-name="Bibliography" style:family="paragraph" style:parent-style-name="Normal" style:next-style-name="Normal"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151C3A" style:font-size-complex="9pt" fo:hyphenate="false"/>
    </style:style>
    <style:style style:name="Closing" style:display-name="Closing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Arial" style:font-name-asian="MS PGothic" style:font-name-complex="Arial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Arial" style:font-name-asian="MS PGothic" style:font-name-complex="Arial" style:font-size-complex="10pt" fo:hyphenate="false"/>
    </style:style>
    <style:style style:name="FollowedHyperlink" style:display-name="FollowedHyperlink" style:family="text" style:parent-style-name="DefaultParagraphFont">
      <style:text-properties fo:color="#684A93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25C0D5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Arial" style:font-name-asian="MS PGothic" style:font-name-complex="Arial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5C0D5"/>
    </style:style>
    <style:style style:name="IntenseQuote" style:display-name="Intense Quote" style:family="paragraph" style:parent-style-name="Normal" style:next-style-name="Normal">
      <style:paragraph-properties fo:border-top="0.0069in solid #25C0D5" fo:border-left="none" fo:border-bottom="0.0069in solid #25C0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5C0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5C0D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5C0D5" fo:letter-spacing="0.0034in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3">
      <style:text-properties fo:hyphenate="false"/>
    </style:style>
    <style:style style:name="ListBullet3" style:display-name="List Bullet 3" style:family="paragraph" style:parent-style-name="Normal" style:list-style-name="LFO4">
      <style:text-properties fo:hyphenate="false"/>
    </style:style>
    <style:style style:name="ListBullet4" style:display-name="List Bullet 4" style:family="paragraph" style:parent-style-name="Normal" style:list-style-name="LFO5">
      <style:text-properties fo:hyphenate="false"/>
    </style:style>
    <style:style style:name="ListBullet5" style:display-name="List Bullet 5" style:family="paragraph" style:parent-style-name="Normal" style:list-style-name="LFO6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10">
      <style:text-properties fo:hyphenate="false"/>
    </style:style>
    <style:style style:name="ListNumber2" style:display-name="List Number 2" style:family="paragraph" style:parent-style-name="Normal" style:list-style-name="LFO11">
      <style:text-properties fo:hyphenate="false"/>
    </style:style>
    <style:style style:name="ListNumber3" style:display-name="List Number 3" style:family="paragraph" style:parent-style-name="Normal" style:list-style-name="LFO12">
      <style:text-properties fo:hyphenate="false"/>
    </style:style>
    <style:style style:name="ListNumber4" style:display-name="List Number 4" style:family="paragraph" style:parent-style-name="Normal" style:list-style-name="LFO13">
      <style:text-properties fo:hyphenate="false"/>
    </style:style>
    <style:style style:name="ListNumber5" style:display-name="List Number 5" style:family="paragraph" style:parent-style-name="Normal" style:list-style-name="LFO14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Arial" style:font-name-asian="MS PGothic" style:font-name-complex="Arial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Arial" style:font-name-asian="MS PGothic" style:font-name-complex="Arial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text-properties style:font-name-asian="MS PGothic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MS PGothic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" style:font-name-asian="MS PGothic" style:font-name-complex="Arial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30%"/>
      <style:text-properties fo:color="#1B8F9F" fo:font-size="16pt" style:font-size-asian="16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color="#125F6A"/>
    </style: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25c0d5" draw:opacity="100%" draw:stroke="solid" svg:stroke-width="0.01389in" svg:stroke-color="#188c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5in" fo:margin-bottom="0.6701in" fo:margin-right="0.9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45in"/>
      </style:header-style>
      <style:footer-style>
        <style:header-footer-properties style:dynamic-spacing="true" fo:min-height="0.3298in"/>
      </style:footer-style>
    </style:page-layout>
    <style:style style:name="TableColumn3" style:family="table-column">
      <style:table-column-properties style:column-width="2.2in"/>
    </style:style>
    <style:style style:name="TableColumn4" style:family="table-column">
      <style:table-column-properties style:column-width="2.2in"/>
    </style:style>
    <style:style style:name="TableColumn5" style:family="table-column">
      <style:table-column-properties style:column-width="2.2in"/>
    </style:style>
    <style:style style:name="Table2" style:family="table">
      <style:table-properties style:width="6.6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Footer" style:family="paragraph">
      <style:paragraph-properties fo:text-align="center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Footer"><text:page-number text:fixed="false">2</text:page-number></text:p>
            </table:table-cell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cs.qa</meta:initial-creator>
    <dc:creator>gcs.qa</dc:creator>
    <meta:creation-date>2018-10-16T18:38:00Z</meta:creation-date>
    <dc:date>2018-10-16T18:38:00Z</dc:date>
    <meta:template xlink:href="Normal.dotm" xlink:type="simple"/>
    <meta:editing-cycles>1</meta:editing-cycles>
    <meta:editing-duration>PT0S</meta:editing-duration>
    <meta:user-defined meta:name="ContentTypeId">0x010100AA3F7D94069FF64A86F7DFF56D60E3BE</meta:user-defined>
    <meta:document-statistic meta:page-count="1" meta:paragraph-count="1" meta:word-count="135" meta:character-count="910" meta:row-count="6" meta:non-whitespace-character-count="776"/>
  </office:meta>
</office:document-meta>
</file>